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Lithos Pro Regular" svg:font-family="Lithos Pro Regular" style:font-family-generic="decorative" style:font-pitch="variable" svg:panose-1="4 2 5 5 3 14 2 2 1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list-style-name="LFO1" style:family="paragraph">
      <style:paragraph-properties fo:break-before="page"/>
      <style:text-properties style:font-name="Lithos Pro Regular" fo:font-style="italic" style:font-style-asian="italic" style:font-style-complex="italic" fo:font-size="18pt" style:font-size-asian="18pt" style:font-size-complex="18pt"/>
    </style:style>
    <style:style style:name="P2" style:parent-style-name="Standard" style:list-style-name="LFO1" style:family="paragraph">
      <style:text-properties style:font-name="Lithos Pro Regular" fo:font-style="italic" style:font-style-asian="italic" style:font-style-complex="italic" style:text-line-through-style="solid" style:text-line-through-width="auto" style:text-line-through-color="font-color" style:text-line-through-mode="continuous" style:text-line-through-type="single" fo:font-size="18pt" style:font-size-asian="18pt" style:font-size-complex="18pt"/>
    </style:style>
    <style:style style:name="P3" style:parent-style-name="Standard" style:list-style-name="LFO1" style:family="paragraph">
      <style:text-properties style:font-name="Lithos Pro Regular" fo:font-style="italic" style:font-style-asian="italic" style:font-style-complex="italic" fo:font-size="18pt" style:font-size-asian="18pt" style:font-size-complex="18pt"/>
    </style:style>
    <style:style style:name="P4" style:parent-style-name="Standard" style:list-style-name="LFO1" style:family="paragraph">
      <style:text-properties style:font-name="Lithos Pro Regular" fo:font-style="italic" style:font-style-asian="italic" style:font-style-complex="italic" style:text-line-through-style="solid" style:text-line-through-width="auto" style:text-line-through-color="font-color" style:text-line-through-mode="continuous" style:text-line-through-type="single" fo:font-size="18pt" style:font-size-asian="18pt" style:font-size-complex="18pt"/>
    </style:style>
    <style:style style:name="P5" style:parent-style-name="Standard" style:list-style-name="LFO1" style:family="paragraph">
      <style:text-properties style:font-name="Lithos Pro Regular" fo:font-style="italic" style:font-style-asian="italic" style:font-style-complex="italic"/>
    </style:style>
    <style:style style:name="P6" style:parent-style-name="Standard" style:list-style-name="LFO1" style:family="paragraph">
      <style:text-properties style:font-name="Lithos Pro Regular" fo:font-style="italic" style:font-style-asian="italic" style:font-style-complex="italic" fo:font-size="18pt" style:font-size-asian="18pt" style:font-size-complex="18pt"/>
    </style:style>
    <style:style style:name="P7" style:parent-style-name="Standard" style:list-style-name="LFO1" style:family="paragraph">
      <style:text-properties style:font-name="Lithos Pro Regular" fo:font-style="italic" style:font-style-asian="italic" style:font-style-complex="italic" fo:font-size="18pt" style:font-size-asian="18pt" style:font-size-complex="18pt"/>
    </style:style>
    <style:style style:name="P8" style:parent-style-name="Standard" style:list-style-name="LFO1" style:family="paragraph"/>
    <style:style style:name="T9" style:parent-style-name="DefaultParagraphFont" style:family="text">
      <style:text-properties style:font-name="Lithos Pro Regular" fo:font-style="italic" style:font-style-asian="italic" style:font-style-complex="italic" fo:font-size="18pt" style:font-size-asian="18pt" style:font-size-complex="18pt"/>
    </style:style>
  </office:automatic-styles>
  <office:body>
    <office:text text:use-soft-page-breaks="true">
      <text:list text:style-name="LFO1" text:continue-numbering="true">
        <text:list-item>
          <text:p text:style-name="P1">Make sure colors are bright enough</text:p>
        </text:list-item>
        <text:list-item>
          <text:p text:style-name="P2">protect top n elites</text:p>
        </text:list-item>
        <text:list-item>
          <text:p text:style-name="P3">check fitness of location at a maze wall</text:p>
        </text:list-item>
        <text:list-item>
          <text:p text:style-name="P4">there is a glitch in the way the code is written such that, if a runner crosses over the corner of two maze cells in one step in the<text:s/>southeast direction, it will be able to go through walls if there were no walls in the starting cell</text:p>
        </text:list-item>
        <text:list-item>
          <text:p text:style-name="P5">Outcomes are too chaotic. In complicated mazes, the genetic algorithm ultimately works in such a way that there is one winner all the time, because of the<text:s/>fact that the top scorer is saved in every round, and the resulting scenario is such that this one elite winner is always saved and all the other members of the population don’t perform nearly as well. The elite waits many generations for small improvements to the end of its path, and any changes to earlier parts of the path result in poorer<text:s/>long term performance. To solve this, the velocity calculation must be changed to directly match the velocities of the vector field, instead of gradually changing to match it. In<text:s/>this way, the chaotic, ‘strong sensitivity to initial conditions’ will be avoided, and it will be much easier for the genetic algorithm to make improvements.</text:p>
        </text:list-item>
        <text:list-item>
          <text:p text:style-name="P6">Implement bouncing. Reverse appropriate components of velocities upon bouncing to avoid ‘hammering’ into the walls. Consider small point deduction multiplier for each bounce. Or perhaps a point bonus. Or no change at all. Maybe implement a slider in the gui with a range of ‘strongly discourage bouncing’ to ‘strongly encourage bouncing’.</text:p>
        </text:list-item>
        <text:list-item>
          <text:p text:style-name="P7">Add checkbutton to GUI, for whether bouncing is allowed.</text:p>
        </text:list-item>
        <text:list-item>
          <text:p text:style-name="P8"><text:span text:style-name="T9">Add population entry to gui.</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Lithos Pro Regular" svg:font-family="Lithos Pro Regular" style:font-family-generic="decorative" style:font-pitch="variable" svg:panose-1="4 2 5 5 3 14 2 2 1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orey Anderson</dc:creator>
    <meta:creation-date>2019-01-11T12:39:00Z</meta:creation-date>
    <dc:date>2019-10-17T10:36:00Z</dc:date>
    <meta:template xlink:href="Normal.dotm" xlink:type="simple"/>
    <meta:editing-cycles>6</meta:editing-cycles>
    <meta:editing-duration>PT8100S</meta:editing-duration>
    <meta:document-statistic meta:page-count="1" meta:paragraph-count="3" meta:word-count="237" meta:character-count="1589" meta:row-count="11" meta:non-whitespace-character-count="1355"/>
  </office:meta>
</office:document-meta>
</file>